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ce3" style:family="table-cell" style:parent-style-name="Default" style:data-style-name="N3"/>
    <style:style style:name="ce7" style:family="table-cell" style:parent-style-name="Default" style:data-style-name="N3">
      <style:table-cell-properties fo:background-color="#ffffd7"/>
    </style:style>
    <style:style style:name="ce10" style:family="table-cell" style:parent-style-name="Default" style:data-style-name="N100"/>
    <style:style style:name="ce11" style:family="table-cell" style:parent-style-name="Default" style:data-style-name="N11"/>
    <style:style style:name="ce12" style:family="table-cell" style:parent-style-name="Default" style:data-style-name="N3"/>
    <style:style style:name="ce13" style:family="table-cell" style:parent-style-name="Default" style:data-style-name="N3">
      <style:table-cell-properties fo:background-color="#ffffd7"/>
    </style:style>
    <style:style style:name="ce14" style:family="table-cell" style:parent-style-name="Default" style:data-style-name="N4"/>
    <style:style style:name="ce9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Numbers Germa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0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Einwohner (2023)</text:p>
          </table:table-cell>
          <table:table-cell table:style-name="Default" office:value-type="string" calcext:value-type="string">
            <text:p>Einwohner %</text:p>
          </table:table-cell>
          <table:table-cell office:value-type="string" calcext:value-type="string">
            <text:p>SuS an allgemeinbildenden Schulen (2024/25)</text:p>
          </table:table-cell>
          <table:table-cell office:value-type="string" calcext:value-type="string">
            <text:p>Anzahl LK an allgemeinbildenden Schulen 2024/25</text:p>
          </table:table-cell>
          <table:table-cell office:value-type="string" calcext:value-type="string">
            <text:p>Summe SuS + LK</text:p>
          </table:table-cell>
          <table:table-cell table:style-name="Default" office:value-type="string" calcext:value-type="string">
            <text:p>SuS + LK %</text:p>
          </table:table-cell>
        </table:table-row>
        <table:table-row table:style-name="ro1">
          <table:table-cell office:value-type="string" calcext:value-type="string">
            <text:p>Nordrhein-Westfalen</text:p>
          </table:table-cell>
          <table:table-cell office:value-type="float" office:value="18017520" calcext:value-type="float">
            <text:p>18017520</text:p>
          </table:table-cell>
          <table:table-cell office:value-type="string" calcext:value-type="string">
            <text:p>21,59 %</text:p>
          </table:table-cell>
          <table:table-cell office:value-type="float" office:value="2572500" calcext:value-type="float">
            <text:p>2.572.500</text:p>
          </table:table-cell>
          <table:table-cell office:value-type="float" office:value="184785" calcext:value-type="float">
            <text:p>184.785</text:p>
          </table:table-cell>
          <table:table-cell office:value-type="float" office:value="2757285" calcext:value-type="float">
            <text:p>2.757.285</text:p>
          </table:table-cell>
          <table:table-cell office:value-type="string" calcext:value-type="string">
            <text:p>22,86 %</text:p>
          </table:table-cell>
        </table:table-row>
        <table:table-row table:style-name="ro1">
          <table:table-cell office:value-type="string" calcext:value-type="string">
            <text:p>Bayern</text:p>
          </table:table-cell>
          <table:table-cell office:value-type="float" office:value="13176426" calcext:value-type="float">
            <text:p>13176426</text:p>
          </table:table-cell>
          <table:table-cell office:value-type="string" calcext:value-type="string">
            <text:p>15,79 %</text:p>
          </table:table-cell>
          <table:table-cell office:value-type="float" office:value="1714600" calcext:value-type="float">
            <text:p>1.714.600</text:p>
          </table:table-cell>
          <table:table-cell office:value-type="float" office:value="101393" calcext:value-type="float">
            <text:p>101.393</text:p>
          </table:table-cell>
          <table:table-cell office:value-type="float" office:value="1815993" calcext:value-type="float">
            <text:p>1.815.993</text:p>
          </table:table-cell>
          <table:table-cell office:value-type="string" calcext:value-type="string">
            <text:p>14,90 %</text:p>
          </table:table-cell>
        </table:table-row>
        <table:table-row table:style-name="ro1">
          <table:table-cell office:value-type="string" calcext:value-type="string">
            <text:p>Baden-Württemberg</text:p>
          </table:table-cell>
          <table:table-cell office:value-type="float" office:value="11230740" calcext:value-type="float">
            <text:p>11230740</text:p>
          </table:table-cell>
          <table:table-cell office:value-type="string" calcext:value-type="string">
            <text:p>13,46 %</text:p>
          </table:table-cell>
          <table:table-cell office:value-type="float" office:value="1552400" calcext:value-type="float">
            <text:p>1.552.400</text:p>
          </table:table-cell>
          <table:table-cell office:value-type="float" office:value="97236" calcext:value-type="float">
            <text:p>97.236</text:p>
          </table:table-cell>
          <table:table-cell office:value-type="float" office:value="1649636" calcext:value-type="float">
            <text:p>1.649.636</text:p>
          </table:table-cell>
          <table:table-cell office:value-type="string" calcext:value-type="string">
            <text:p>13,57 %</text:p>
          </table:table-cell>
        </table:table-row>
        <table:table-row table:style-name="ro1">
          <table:table-cell office:value-type="string" calcext:value-type="string">
            <text:p>Niedersachsen</text:p>
          </table:table-cell>
          <table:table-cell office:value-type="float" office:value="8008135" calcext:value-type="float">
            <text:p>8008135</text:p>
          </table:table-cell>
          <table:table-cell office:value-type="string" calcext:value-type="string">
            <text:p>9,60 %</text:p>
          </table:table-cell>
          <table:table-cell office:value-type="float" office:value="1133500" calcext:value-type="float">
            <text:p>1.133.500</text:p>
          </table:table-cell>
          <table:table-cell office:value-type="float" office:value="72282" calcext:value-type="float">
            <text:p>72.282</text:p>
          </table:table-cell>
          <table:table-cell office:value-type="float" office:value="1205782" calcext:value-type="float">
            <text:p>1.205.782</text:p>
          </table:table-cell>
          <table:table-cell office:value-type="string" calcext:value-type="string">
            <text:p>9,93 %</text:p>
          </table:table-cell>
        </table:table-row>
        <table:table-row table:style-name="ro1">
          <table:table-cell office:value-type="string" calcext:value-type="string">
            <text:p>Hessen</text:p>
          </table:table-cell>
          <table:table-cell office:value-type="float" office:value="6267546" calcext:value-type="float">
            <text:p>6267546</text:p>
          </table:table-cell>
          <table:table-cell office:value-type="string" calcext:value-type="string">
            <text:p>7,51 %</text:p>
          </table:table-cell>
          <table:table-cell office:value-type="float" office:value="873900" calcext:value-type="float">
            <text:p>873.900</text:p>
          </table:table-cell>
          <table:table-cell office:value-type="float" office:value="60554" calcext:value-type="float">
            <text:p>60.554</text:p>
          </table:table-cell>
          <table:table-cell office:value-type="float" office:value="934454" calcext:value-type="float">
            <text:p>934.454</text:p>
          </table:table-cell>
          <table:table-cell office:value-type="string" calcext:value-type="string">
            <text:p>7,73 %</text:p>
          </table:table-cell>
        </table:table-row>
        <table:table-row table:style-name="ro1">
          <table:table-cell office:value-type="string" calcext:value-type="string">
            <text:p>Rheinland-Pfalz</text:p>
          </table:table-cell>
          <table:table-cell office:value-type="float" office:value="4125163" calcext:value-type="float">
            <text:p>4125163</text:p>
          </table:table-cell>
          <table:table-cell office:value-type="string" calcext:value-type="string">
            <text:p>4,94 %</text:p>
          </table:table-cell>
          <table:table-cell office:value-type="float" office:value="551900" calcext:value-type="float">
            <text:p>551.900</text:p>
          </table:table-cell>
          <table:table-cell office:value-type="float" office:value="40936" calcext:value-type="float">
            <text:p>40.936</text:p>
          </table:table-cell>
          <table:table-cell office:value-type="float" office:value="592836" calcext:value-type="float">
            <text:p>592.836</text:p>
          </table:table-cell>
          <table:table-cell office:value-type="string" calcext:value-type="string">
            <text:p>4,92 %</text:p>
          </table:table-cell>
        </table:table-row>
        <table:table-row table:style-name="ro1">
          <table:table-cell office:value-type="string" calcext:value-type="string">
            <text:p>Sachsen</text:p>
          </table:table-cell>
          <table:table-cell office:value-type="float" office:value="4054689" calcext:value-type="float">
            <text:p>4054689</text:p>
          </table:table-cell>
          <table:table-cell office:value-type="string" calcext:value-type="string">
            <text:p>4,86 %</text:p>
          </table:table-cell>
          <table:table-cell office:value-type="float" office:value="526400" calcext:value-type="float">
            <text:p>526.400</text:p>
          </table:table-cell>
          <table:table-cell office:value-type="float" office:value="33124" calcext:value-type="float">
            <text:p>33.124</text:p>
          </table:table-cell>
          <table:table-cell office:value-type="float" office:value="559524" calcext:value-type="float">
            <text:p>559.524</text:p>
          </table:table-cell>
          <table:table-cell office:value-type="string" calcext:value-type="string">
            <text:p>4,60 %</text:p>
          </table:table-cell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3662381" calcext:value-type="float">
            <text:p>3662381</text:p>
          </table:table-cell>
          <table:table-cell office:value-type="string" calcext:value-type="string">
            <text:p>4,39 %</text:p>
          </table:table-cell>
          <table:table-cell office:value-type="float" office:value="495200" calcext:value-type="float">
            <text:p>495.200</text:p>
          </table:table-cell>
          <table:table-cell office:value-type="float" office:value="34506" calcext:value-type="float">
            <text:p>34.506</text:p>
          </table:table-cell>
          <table:table-cell office:value-type="float" office:value="529706" calcext:value-type="float">
            <text:p>529.706</text:p>
          </table:table-cell>
          <table:table-cell office:value-type="string" calcext:value-type="string">
            <text:p>4,38 %</text:p>
          </table:table-cell>
        </table:table-row>
        <table:table-row table:style-name="ro1">
          <table:table-cell office:value-type="string" calcext:value-type="string">
            <text:p>Schleswig-Holstein</text:p>
          </table:table-cell>
          <table:table-cell office:value-type="float" office:value="2953202" calcext:value-type="float">
            <text:p>2953202</text:p>
          </table:table-cell>
          <table:table-cell office:value-type="string" calcext:value-type="string">
            <text:p>3,54 %</text:p>
          </table:table-cell>
          <table:table-cell office:value-type="float" office:value="395500" calcext:value-type="float">
            <text:p>395.500</text:p>
          </table:table-cell>
          <table:table-cell office:value-type="float" office:value="26126" calcext:value-type="float">
            <text:p>26.126</text:p>
          </table:table-cell>
          <table:table-cell office:value-type="float" office:value="421626" calcext:value-type="float">
            <text:p>421.626</text:p>
          </table:table-cell>
          <table:table-cell office:value-type="string" calcext:value-type="string">
            <text:p>3,48 %</text:p>
          </table:table-cell>
        </table:table-row>
        <table:table-row table:style-name="ro1">
          <table:table-cell office:value-type="string" calcext:value-type="string">
            <text:p>Brandenburg</text:p>
          </table:table-cell>
          <table:table-cell office:value-type="float" office:value="2554464" calcext:value-type="float">
            <text:p>2554464</text:p>
          </table:table-cell>
          <table:table-cell office:value-type="string" calcext:value-type="string">
            <text:p>3,06 %</text:p>
          </table:table-cell>
          <table:table-cell office:value-type="float" office:value="327200" calcext:value-type="float">
            <text:p>327.200</text:p>
          </table:table-cell>
          <table:table-cell office:value-type="float" office:value="22499" calcext:value-type="float">
            <text:p>22.499</text:p>
          </table:table-cell>
          <table:table-cell office:value-type="float" office:value="349699" calcext:value-type="float">
            <text:p>349.699</text:p>
          </table:table-cell>
          <table:table-cell office:value-type="string" calcext:value-type="string">
            <text:p>2,89 %</text:p>
          </table:table-cell>
        </table:table-row>
        <table:table-row table:style-name="ro1">
          <table:table-cell office:value-type="string" calcext:value-type="string">
            <text:p>Hamburg</text:p>
          </table:table-cell>
          <table:table-cell office:value-type="float" office:value="1851596" calcext:value-type="float">
            <text:p>1851596</text:p>
          </table:table-cell>
          <table:table-cell office:value-type="string" calcext:value-type="string">
            <text:p>2,22 %</text:p>
          </table:table-cell>
          <table:table-cell office:value-type="float" office:value="272900" calcext:value-type="float">
            <text:p>272.900</text:p>
          </table:table-cell>
          <table:table-cell office:value-type="float" office:value="19426" calcext:value-type="float">
            <text:p>19.426</text:p>
          </table:table-cell>
          <table:table-cell office:value-type="float" office:value="292326" calcext:value-type="float">
            <text:p>292.326</text:p>
          </table:table-cell>
          <table:table-cell office:value-type="string" calcext:value-type="string">
            <text:p>2,42 %</text:p>
          </table:table-cell>
        </table:table-row>
        <table:table-row table:style-name="ro1">
          <table:table-cell office:value-type="string" calcext:value-type="string">
            <text:p>Sachsen-Anhalt</text:p>
          </table:table-cell>
          <table:table-cell office:value-type="float" office:value="2144570" calcext:value-type="float">
            <text:p>2144570</text:p>
          </table:table-cell>
          <table:table-cell office:value-type="string" calcext:value-type="string">
            <text:p>2,57 %</text:p>
          </table:table-cell>
          <table:table-cell office:value-type="float" office:value="262900" calcext:value-type="float">
            <text:p>262.900</text:p>
          </table:table-cell>
          <table:table-cell office:value-type="float" office:value="15456" calcext:value-type="float">
            <text:p>15.456</text:p>
          </table:table-cell>
          <table:table-cell office:value-type="float" office:value="278356" calcext:value-type="float">
            <text:p>278.356</text:p>
          </table:table-cell>
          <table:table-cell office:value-type="string" calcext:value-type="string">
            <text:p>2,28 %</text:p>
          </table:table-cell>
        </table:table-row>
        <table:table-row table:style-name="ro1">
          <table:table-cell office:value-type="string" calcext:value-type="string">
            <text:p>Thüringen</text:p>
          </table:table-cell>
          <table:table-cell office:value-type="float" office:value="2114870" calcext:value-type="float">
            <text:p>2114870</text:p>
          </table:table-cell>
          <table:table-cell office:value-type="string" calcext:value-type="string">
            <text:p>2,53 %</text:p>
          </table:table-cell>
          <table:table-cell office:value-type="float" office:value="258800" calcext:value-type="float">
            <text:p>258.800</text:p>
          </table:table-cell>
          <table:table-cell office:value-type="float" office:value="15684" calcext:value-type="float">
            <text:p>15.684</text:p>
          </table:table-cell>
          <table:table-cell office:value-type="float" office:value="274484" calcext:value-type="float">
            <text:p>274.484</text:p>
          </table:table-cell>
          <table:table-cell office:value-type="string" calcext:value-type="string">
            <text:p>2,25 %</text:p>
          </table:table-cell>
        </table:table-row>
        <table:table-row table:style-name="ro1">
          <table:table-cell office:value-type="string" calcext:value-type="string">
            <text:p>Mecklenburg-Vorpommern</text:p>
          </table:table-cell>
          <table:table-cell office:value-type="float" office:value="1578041" calcext:value-type="float">
            <text:p>1578041</text:p>
          </table:table-cell>
          <table:table-cell office:value-type="string" calcext:value-type="string">
            <text:p>1,89 %</text:p>
          </table:table-cell>
          <table:table-cell office:value-type="float" office:value="200400" calcext:value-type="float">
            <text:p>200.400</text:p>
          </table:table-cell>
          <table:table-cell office:value-type="float" office:value="12031" calcext:value-type="float">
            <text:p>12.031</text:p>
          </table:table-cell>
          <table:table-cell office:value-type="float" office:value="212431" calcext:value-type="float">
            <text:p>212.431</text:p>
          </table:table-cell>
          <table:table-cell office:value-type="string" calcext:value-type="string">
            <text:p>1,74 %</text:p>
          </table:table-cell>
        </table:table-row>
        <table:table-row table:style-name="ro1">
          <table:table-cell office:value-type="string" calcext:value-type="string">
            <text:p>Saarland</text:p>
          </table:table-cell>
          <table:table-cell office:value-type="float" office:value="1014047" calcext:value-type="float">
            <text:p>1014047</text:p>
          </table:table-cell>
          <table:table-cell office:value-type="string" calcext:value-type="string">
            <text:p>1,22 %</text:p>
          </table:table-cell>
          <table:table-cell office:value-type="float" office:value="128000" calcext:value-type="float">
            <text:p>128.000</text:p>
          </table:table-cell>
          <table:table-cell office:value-type="float" office:value="9258" calcext:value-type="float">
            <text:p>9.258</text:p>
          </table:table-cell>
          <table:table-cell office:value-type="float" office:value="137258" calcext:value-type="float">
            <text:p>137.258</text:p>
          </table:table-cell>
          <table:table-cell office:value-type="string" calcext:value-type="string">
            <text:p>1,14 %</text:p>
          </table:table-cell>
        </table:table-row>
        <table:table-row table:style-name="ro1">
          <table:table-cell office:value-type="string" calcext:value-type="string">
            <text:p>Bremen</text:p>
          </table:table-cell>
          <table:table-cell office:value-type="float" office:value="702655" calcext:value-type="float">
            <text:p>702655</text:p>
          </table:table-cell>
          <table:table-cell office:value-type="string" calcext:value-type="string">
            <text:p>0,84 %</text:p>
          </table:table-cell>
          <table:table-cell office:value-type="float" office:value="100500" calcext:value-type="float">
            <text:p>100.500</text:p>
          </table:table-cell>
          <table:table-cell office:value-type="float" office:value="6758" calcext:value-type="float">
            <text:p>6.758</text:p>
          </table:table-cell>
          <table:table-cell office:value-type="float" office:value="107258" calcext:value-type="float">
            <text:p>107.258</text:p>
          </table:table-cell>
          <table:table-cell office:value-type="string" calcext:value-type="string">
            <text:p>0,89 %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formula="of:=SUM([.D2:.D17])" office:value-type="float" office:value="11366600" calcext:value-type="float">
            <text:p>11.366.600</text:p>
          </table:table-cell>
          <table:table-cell table:formula="of:=SUM([.E2:.E17])" office:value-type="float" office:value="752054" calcext:value-type="float">
            <text:p>752.054</text:p>
          </table:table-cell>
          <table:table-cell table:formula="of:=SUM([.F2:.F17])" office:value-type="float" office:value="12118654" calcext:value-type="float">
            <text:p>12.118.654</text:p>
          </table:table-cell>
          <table:table-cell table:style-name="Default"/>
        </table:table-row>
        <table:table-row table:style-name="ro1">
          <table:table-cell office:value-type="string" calcext:value-type="string">
            <text:p>Safety margin</text:p>
          </table:table-cell>
          <table:table-cell/>
          <table:table-cell table:style-name="ce11" office:value-type="percentage" office:value="0.05" calcext:value-type="percentage">
            <text:p>5,00 %</text:p>
          </table:table-cell>
          <table:table-cell table:formula="of:=[.D21]*[.$C$22]" office:value-type="float" office:value="568330" calcext:value-type="float">
            <text:p>568.330</text:p>
          </table:table-cell>
          <table:table-cell table:formula="of:=[.E21]*[.$C$22]" office:value-type="float" office:value="37602.7" calcext:value-type="float">
            <text:p>37.60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style-name="Default"/>
          <table:table-cell table:formula="of:=SUM([.D21:.D22])" office:value-type="float" office:value="11934930" calcext:value-type="float">
            <text:p>11.934.930</text:p>
          </table:table-cell>
          <table:table-cell table:formula="of:=SUM([.E21:.E22])" office:value-type="float" office:value="789656.7" calcext:value-type="float">
            <text:p>789.657</text:p>
          </table:table-cell>
          <table:table-cell table:style-name="Default" table:number-columns-repeated="2"/>
        </table:table-row>
      </table:table>
      <table:table table:name="MAX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ce12"/>
        <table:table-column table:style-name="co8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Scaling unit</text:p>
          </table:table-cell>
          <table:table-cell/>
          <table:table-cell table:style-name="Default" office:value-type="string" calcext:value-type="string">
            <text:p>Rounded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Schools</text:p>
          </table:table-cell>
          <table:table-cell/>
          <table:table-cell office:value-type="string" calcext:value-type="string">
            <text:p>INPUT</text:p>
          </table:table-cell>
          <table:table-cell table:style-name="ce13" table:formula="of:=40000*1.05" office:value-type="float" office:value="42000" calcext:value-type="float">
            <text:p>42.000</text:p>
          </table:table-cell>
          <table:table-cell table:formula="of:=CEILING([.D3];[.F3])" office:value-type="float" office:value="42000" calcext:value-type="float">
            <text:p>42.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Working Group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 school</text:p>
          </table:table-cell>
          <table:table-cell table:style-name="ce12" table:formula="of:=[.D3]*[.B4]" office:value-type="float" office:value="420000" calcext:value-type="float">
            <text:p>420.000</text:p>
          </table:table-cell>
          <table:table-cell table:formula="of:=CEILING([.D4];[.F4])" office:value-type="float" office:value="420000" calcext:value-type="float">
            <text:p>420.000</text:p>
          </table:table-cell>
          <table:table-cell table:style-name="ce12" office:value-type="float" office:value="1000" calcext:value-type="float">
            <text:p>1.000</text:p>
          </table:table-cell>
        </table:table-row>
        <table:table-row table:style-name="ro1">
          <table:table-cell office:value-type="string" calcext:value-type="string">
            <text:p>Class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er student</text:p>
          </table:table-cell>
          <table:table-cell table:style-name="ce12" table:formula="of:=[.D7]/[.B5]" office:value-type="float" office:value="442034.444444444" calcext:value-type="float">
            <text:p>442.034</text:p>
          </table:table-cell>
          <table:table-cell table:formula="of:=CEILING([.D5];[.F5])" office:value-type="float" office:value="500000" calcext:value-type="float">
            <text:p>500.000</text:p>
          </table:table-cell>
          <table:table-cell table:style-name="ce12" office:value-type="float" office:value="100000" calcext:value-type="float">
            <text:p>100.000</text:p>
          </table:table-cell>
        </table:table-row>
        <table:table-row table:style-name="ro1">
          <table:table-cell table:number-columns-repeated="3"/>
          <table:table-cell table:style-name="ce12"/>
          <table:table-cell/>
          <table:table-cell table:style-name="ce12"/>
        </table:table-row>
        <table:table-row table:style-name="ro1">
          <table:table-cell office:value-type="string" calcext:value-type="string">
            <text:p>Students</text:p>
          </table:table-cell>
          <table:table-cell/>
          <table:table-cell office:value-type="string" calcext:value-type="string">
            <text:p>INPUT</text:p>
          </table:table-cell>
          <table:table-cell table:style-name="ce13" table:formula="of:=[$'Numbers Germany'.D23]" office:value-type="float" office:value="11934930" calcext:value-type="float">
            <text:p>11.934.930</text:p>
          </table:table-cell>
          <table:table-cell table:formula="of:=CEILING([.D7];[.F7])" office:value-type="float" office:value="12000000" calcext:value-type="float">
            <text:p>12.000.000</text:p>
          </table:table-cell>
          <table:table-cell table:style-name="ce12" office:value-type="float" office:value="1000000" calcext:value-type="float">
            <text:p>1.000.000</text:p>
          </table:table-cell>
        </table:table-row>
        <table:table-row table:style-name="ro1">
          <table:table-cell office:value-type="string" calcext:value-type="string">
            <text:p>Legal guardians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per student</text:p>
          </table:table-cell>
          <table:table-cell table:style-name="ce12" table:formula="of:=[.D7]*[.B8]" office:value-type="float" office:value="20289381" calcext:value-type="float">
            <text:p>20.289.381</text:p>
          </table:table-cell>
          <table:table-cell table:formula="of:=CEILING([.D8];[.F8])" office:value-type="float" office:value="21000000" calcext:value-type="float">
            <text:p>21.000.000</text:p>
          </table:table-cell>
          <table:table-cell table:style-name="ce12" office:value-type="float" office:value="1000000" calcext:value-type="float">
            <text:p>1.000.000</text:p>
          </table:table-cell>
        </table:table-row>
        <table:table-row table:style-name="ro1">
          <table:table-cell office:value-type="string" calcext:value-type="string">
            <text:p>teachers</text:p>
          </table:table-cell>
          <table:table-cell table:formula="of:=[.D7]/[.D9]" office:value-type="float" office:value="15.1140742553061" calcext:value-type="float">
            <text:p>15,1140742553061</text:p>
          </table:table-cell>
          <table:table-cell office:value-type="string" calcext:value-type="string">
            <text:p>Per 1/student</text:p>
          </table:table-cell>
          <table:table-cell table:style-name="ce12" table:formula="of:=[$'Numbers Germany'.E23]" office:value-type="float" office:value="789656.7" calcext:value-type="float">
            <text:p>789.657</text:p>
          </table:table-cell>
          <table:table-cell table:formula="of:=CEILING([.D9];[.F9])" office:value-type="float" office:value="800000" calcext:value-type="float">
            <text:p>800.000</text:p>
          </table:table-cell>
          <table:table-cell table:style-name="ce12" office:value-type="float" office:value="100000" calcext:value-type="float">
            <text:p>100.000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 school</text:p>
          </table:table-cell>
          <table:table-cell table:style-name="ce12" table:formula="of:=[.D3]*[.B10]" office:value-type="float" office:value="126000" calcext:value-type="float">
            <text:p>126.000</text:p>
          </table:table-cell>
          <table:table-cell table:formula="of:=CEILING([.D10];[.F10])" office:value-type="float" office:value="130000" calcext:value-type="float">
            <text:p>130.000</text:p>
          </table:table-cell>
          <table:table-cell table:style-name="ce12" office:value-type="float" office:value="10000" calcext:value-type="float">
            <text:p>10.000</text:p>
          </table:table-cell>
        </table:table-row>
        <table:table-row table:style-name="ro1">
          <table:table-cell office:value-type="string" calcext:value-type="string">
            <text:p>sta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 school</text:p>
          </table:table-cell>
          <table:table-cell table:style-name="ce12" table:formula="of:=[.D3]*[.B11]" office:value-type="float" office:value="210000" calcext:value-type="float">
            <text:p>210.000</text:p>
          </table:table-cell>
          <table:table-cell table:formula="of:=CEILING([.D11];[.F11])" office:value-type="float" office:value="210000" calcext:value-type="float">
            <text:p>210.000</text:p>
          </table:table-cell>
          <table:table-cell table:style-name="ce12" office:value-type="float" office:value="10000" calcext:value-type="float">
            <text:p>10.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2"/>
          <table:table-cell table:style-name="ce12" table:formula="of:=SUM([.D7:.D10])" office:value-type="float" office:value="33139967.7" calcext:value-type="float">
            <text:p>33.139.968</text:p>
          </table:table-cell>
          <table:table-cell table:formula="of:=SUM([.E7:.E12])" office:value-type="float" office:value="34140000" calcext:value-type="float">
            <text:p>34.140.000</text:p>
          </table:table-cell>
          <table:table-cell/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2"/>
          <table:table-cell table:style-name="ce12" table:formula="of:=SUM([.D4:.D5])" office:value-type="float" office:value="862034.444444445" calcext:value-type="float">
            <text:p>862.034</text:p>
          </table:table-cell>
          <table:table-cell table:formula="of:=SUM([.E4:.E5])" office:value-type="float" office:value="920000" calcext:value-type="float">
            <text:p>920.000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Copyable Text</text:p>
          </table:table-cell>
          <table:table-cell table:formula="of:=&quot;- Schools: `&quot;&amp;TEXT([.E3];&quot;#,##0&quot;)&amp;&quot;`&quot;&amp;CHAR(10)&amp;CHAR(10)&amp;  &quot;- Groups: `&quot;&amp;TEXT([.E14];&quot;#,##0&quot;)&amp;&quot;`&quot;&amp;CHAR(10)&amp;  &quot;  - Classes: `&quot;&amp;TEXT([.E5];&quot;#,##0&quot;)&amp;&quot;` (&quot;&amp;TEXT([.B5];&quot;#,##0&quot;)&amp;&quot; per student)&quot;&amp;CHAR(10)&amp; &quot;  - Working groups: `&quot;&amp;TEXT([.E4];&quot;#,##0&quot;)&amp;&quot;` (&quot;&amp;TEXT([.B4];&quot;#,##0&quot;)&amp;&quot; per school)&quot;&amp;CHAR(10)&amp;CHAR(10)&amp; &quot;- Users: `&quot;&amp;TEXT([.E13];&quot;#,##0&quot;)&amp;&quot;`&quot;&amp;CHAR(10)&amp; &quot;  - students: `&quot;&amp;TEXT([.E7];&quot;#,##0&quot;)&amp;&quot;`&quot;&amp;CHAR(10)&amp; &quot;  - legal guardians: `&quot;&amp;TEXT([.E8];&quot;#,##0&quot;)&amp;&quot;` (1.7 × students)&quot;&amp;CHAR(10)&amp; &quot;  - teachers: `&quot;&amp;TEXT([.E9];&quot;#,##0&quot;)&amp;&quot;` (1 per 15 students)&quot;&amp;CHAR(10)&amp; &quot;  - admins: `&quot;&amp;TEXT([.E10];&quot;#,##0&quot;)&amp;&quot;` (&quot;&amp;TEXT([.B10];&quot;#,##0&quot;)&amp;&quot; per school)&quot;&amp;CHAR(10)&amp; &quot;  - staff: `&quot;&amp;TEXT([.E11];&quot;#,##0&quot;)&amp;&quot;` (&quot;&amp;TEXT([.B11];&quot;#,##0&quot;)&amp;&quot; per school)&quot;" office:value-type="string" office:string-value="- Schools: `42.000`&#10;&#10;- Groups: `920.000`&#10;  - Classes: `500.000` (27 per student)&#10;  - Working groups: `420.000` (10 per school)&#10;&#10;- Users: `34.140.000`&#10;  - students: `12.000.000`&#10;  - legal guardians: `21.000.000` (1.7 × students)&#10;  - teachers: `800.000` (1 per 15 students)&#10;  - admins: `130.000` (3 per school)&#10;  - staff: `210.000` (5 per school)" calcext:value-type="string" table:number-columns-spanned="5" table:number-rows-spanned="12">
            <text:p>- Schools: `42.000`</text:p>
            <text:p/>
            <text:p>- Groups: `920.000`</text:p>
            <text:p>  - Classes: `500.000` (27 per student)</text:p>
            <text:p>  - Working groups: `420.000` (10 per school)</text:p>
            <text:p/>
            <text:p>- Users: `34.140.000`</text:p>
            <text:p>  - students: `12.000.000`</text:p>
            <text:p>  - legal guardians: `21.000.000` (1.7 × students)</text:p>
            <text:p>  - teachers: `800.000` (1 per 15 students)</text:p>
            <text:p>  - admins: `130.000` (3 per school)</text:p>
            <text:p>  - staff: `210.000` (5 per school)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</table:table>
      <table:table table:name="MED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ce12"/>
        <table:table-column table:style-name="co8" table:number-columns-repeated="2" table:default-cell-style-name="Default"/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aling unit</text:p>
          </table:table-cell>
          <table:table-cell/>
          <table:table-cell table:style-name="Default" office:value-type="string" calcext:value-type="string">
            <text:p>Rounded</text:p>
          </table:table-cell>
          <table:table-cell office:value-type="string" calcext:value-type="string">
            <text:p>Precision</text:p>
          </table:table-cell>
          <table:table-cell/>
        </table:table-row>
        <table:table-row table:style-name="ro1">
          <table:table-cell office:value-type="string" calcext:value-type="string">
            <text:p>Schools</text:p>
          </table:table-cell>
          <table:table-cell/>
          <table:table-cell office:value-type="string" calcext:value-type="string">
            <text:p>INPUT</text:p>
          </table:table-cell>
          <table:table-cell table:style-name="ce13" office:value-type="float" office:value="5500" calcext:value-type="float">
            <text:p>5.500</text:p>
          </table:table-cell>
          <table:table-cell table:formula="of:=CEILING([.D3];[.F3])" office:value-type="float" office:value="6000" calcext:value-type="float">
            <text:p>6.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Working Group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 school</text:p>
          </table:table-cell>
          <table:table-cell table:style-name="ce12" table:formula="of:=[.D3]*[.B4]" office:value-type="float" office:value="55000" calcext:value-type="float">
            <text:p>55.000</text:p>
          </table:table-cell>
          <table:table-cell table:formula="of:=CEILING([.D4];[.F4])" office:value-type="float" office:value="55000" calcext:value-type="float">
            <text:p>55.000</text:p>
          </table:table-cell>
          <table:table-cell table:style-name="ce12" office:value-type="float" office:value="1000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Class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er student</text:p>
          </table:table-cell>
          <table:table-cell table:style-name="ce12" table:formula="of:=[.D7]/[.B5]" office:value-type="float" office:value="95277.7777777778" calcext:value-type="float">
            <text:p>95.278</text:p>
          </table:table-cell>
          <table:table-cell table:formula="of:=CEILING([.D5];[.F5])" office:value-type="float" office:value="100000" calcext:value-type="float">
            <text:p>100.000</text:p>
          </table:table-cell>
          <table:table-cell table:style-name="ce12" office:value-type="float" office:value="100000" calcext:value-type="float">
            <text:p>100.000</text:p>
          </table:table-cell>
          <table:table-cell/>
        </table:table-row>
        <table:table-row table:style-name="ro1">
          <table:table-cell table:number-columns-repeated="3"/>
          <table:table-cell table:style-name="ce12"/>
          <table:table-cell/>
          <table:table-cell table:style-name="ce12"/>
          <table:table-cell/>
        </table:table-row>
        <table:table-row table:style-name="ro1">
          <table:table-cell office:value-type="string" calcext:value-type="string">
            <text:p>Students</text:p>
          </table:table-cell>
          <table:table-cell/>
          <table:table-cell office:value-type="string" calcext:value-type="string">
            <text:p>INPUT</text:p>
          </table:table-cell>
          <table:table-cell table:style-name="ce13" table:formula="of:=[$'Numbers Germany'.D2]" office:value-type="float" office:value="2572500" calcext:value-type="float">
            <text:p>2.572.500</text:p>
          </table:table-cell>
          <table:table-cell table:formula="of:=CEILING([.D7];[.F7])" office:value-type="float" office:value="3000000" calcext:value-type="float">
            <text:p>3.000.000</text:p>
          </table:table-cell>
          <table:table-cell table:style-name="ce12" office:value-type="float" office:value="1000000" calcext:value-type="float">
            <text:p>1.000.000</text:p>
          </table:table-cell>
          <table:table-cell/>
        </table:table-row>
        <table:table-row table:style-name="ro1">
          <table:table-cell office:value-type="string" calcext:value-type="string">
            <text:p>Legal guardians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per student</text:p>
          </table:table-cell>
          <table:table-cell table:style-name="ce12" table:formula="of:=[.D7]*[.B8]" office:value-type="float" office:value="4373250" calcext:value-type="float">
            <text:p>4.373.250</text:p>
          </table:table-cell>
          <table:table-cell table:formula="of:=CEILING([.D8];[.F8])" office:value-type="float" office:value="5000000" calcext:value-type="float">
            <text:p>5.000.000</text:p>
          </table:table-cell>
          <table:table-cell table:style-name="ce12" office:value-type="float" office:value="1000000" calcext:value-type="float">
            <text:p>1.000.000</text:p>
          </table:table-cell>
          <table:table-cell/>
        </table:table-row>
        <table:table-row table:style-name="ro1">
          <table:table-cell office:value-type="string" calcext:value-type="string">
            <text:p>teachers</text:p>
          </table:table-cell>
          <table:table-cell table:formula="of:=[.D7]/[.D9]" office:value-type="float" office:value="13.9215845442" calcext:value-type="float">
            <text:p>13,9215845442</text:p>
          </table:table-cell>
          <table:table-cell office:value-type="string" calcext:value-type="string">
            <text:p>Per 1/student</text:p>
          </table:table-cell>
          <table:table-cell table:style-name="ce13" table:formula="of:=[$'Numbers Germany'.E2]" office:value-type="float" office:value="184785" calcext:value-type="float">
            <text:p>184.785</text:p>
          </table:table-cell>
          <table:table-cell table:formula="of:=CEILING([.D9];[.F9])" office:value-type="float" office:value="200000" calcext:value-type="float">
            <text:p>200.000</text:p>
          </table:table-cell>
          <table:table-cell table:style-name="ce12" office:value-type="float" office:value="100000" calcext:value-type="float">
            <text:p>100.000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 school</text:p>
          </table:table-cell>
          <table:table-cell table:style-name="ce12" table:formula="of:=[.D3]*[.B10]" office:value-type="float" office:value="16500" calcext:value-type="float">
            <text:p>16.500</text:p>
          </table:table-cell>
          <table:table-cell table:formula="of:=CEILING([.D10];[.F10])" office:value-type="float" office:value="20000" calcext:value-type="float">
            <text:p>20.000</text:p>
          </table:table-cell>
          <table:table-cell table:style-name="ce12" office:value-type="float" office:value="10000" calcext:value-type="float">
            <text:p>10.000</text:p>
          </table:table-cell>
          <table:table-cell/>
        </table:table-row>
        <table:table-row table:style-name="ro1">
          <table:table-cell office:value-type="string" calcext:value-type="string">
            <text:p>sta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 school</text:p>
          </table:table-cell>
          <table:table-cell table:style-name="ce12" table:formula="of:=[.D3]*[.B11]" office:value-type="float" office:value="27500" calcext:value-type="float">
            <text:p>27.500</text:p>
          </table:table-cell>
          <table:table-cell table:formula="of:=CEILING([.D11];[.F11])" office:value-type="float" office:value="30000" calcext:value-type="float">
            <text:p>30.000</text:p>
          </table:table-cell>
          <table:table-cell table:style-name="ce12" office:value-type="float" office:value="10000" calcext:value-type="float">
            <text:p>10.0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2"/>
          <table:table-cell table:style-name="ce12" table:formula="of:=SUM([.D7:.D10])" office:value-type="float" office:value="7147035" calcext:value-type="float">
            <text:p>7.147.035</text:p>
          </table:table-cell>
          <table:table-cell table:formula="of:=SUM([.E7:.E12])" office:value-type="float" office:value="8250000" calcext:value-type="float">
            <text:p>8.25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2"/>
          <table:table-cell table:style-name="ce12" table:formula="of:=SUM([.D4:.D5])" office:value-type="float" office:value="150277.777777778" calcext:value-type="float">
            <text:p>150.278</text:p>
          </table:table-cell>
          <table:table-cell table:formula="of:=SUM([.E4:.E5])" office:value-type="float" office:value="155000" calcext:value-type="float">
            <text:p>155.000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pyable Text</text:p>
          </table:table-cell>
          <table:table-cell table:formula="of:=&quot;- Schools: `&quot;&amp;TEXT([.E3];&quot;#,##0&quot;)&amp;&quot;`&quot;&amp;CHAR(10)&amp;CHAR(10)&amp;  &quot;- Groups: `&quot;&amp;TEXT([.E14];&quot;#,##0&quot;)&amp;&quot;`&quot;&amp;CHAR(10)&amp;  &quot;  - Classes: `&quot;&amp;TEXT([.E5];&quot;#,##0&quot;)&amp;&quot;` (&quot;&amp;TEXT([.B5];&quot;#,##0&quot;)&amp;&quot; per student)&quot;&amp;CHAR(10)&amp; &quot;  - Working groups: `&quot;&amp;TEXT([.E4];&quot;#,##0&quot;)&amp;&quot;` (&quot;&amp;TEXT([.B4];&quot;#,##0&quot;)&amp;&quot; per school)&quot;&amp;CHAR(10)&amp;CHAR(10)&amp; &quot;- Users: `&quot;&amp;TEXT([.E13];&quot;#,##0&quot;)&amp;&quot;`&quot;&amp;CHAR(10)&amp; &quot;  - students: `&quot;&amp;TEXT([.E7];&quot;#,##0&quot;)&amp;&quot;`&quot;&amp;CHAR(10)&amp; &quot;  - legal guardians: `&quot;&amp;TEXT([.E8];&quot;#,##0&quot;)&amp;&quot;` (1.7 × students)&quot;&amp;CHAR(10)&amp; &quot;  - teachers: `&quot;&amp;TEXT([.E9];&quot;#,##0&quot;)&amp;&quot;` (1 per 14 students)&quot;&amp;CHAR(10)&amp; &quot;  - admins: `&quot;&amp;TEXT([.E10];&quot;#,##0&quot;)&amp;&quot;` (&quot;&amp;TEXT([.B10];&quot;#,##0&quot;)&amp;&quot; per school)&quot;&amp;CHAR(10)&amp; &quot;  - staff: `&quot;&amp;TEXT([.E11];&quot;#,##0&quot;)&amp;&quot;` (&quot;&amp;TEXT([.B11];&quot;#,##0&quot;)&amp;&quot; per school)&quot;" office:value-type="string" office:string-value="- Schools: `6.000`&#10;&#10;- Groups: `155.000`&#10;  - Classes: `100.000` (27 per student)&#10;  - Working groups: `55.000` (10 per school)&#10;&#10;- Users: `8.250.000`&#10;  - students: `3.000.000`&#10;  - legal guardians: `5.000.000` (1.7 × students)&#10;  - teachers: `200.000` (1 per 14 students)&#10;  - admins: `20.000` (3 per school)&#10;  - staff: `30.000` (5 per school)" calcext:value-type="string" table:number-columns-spanned="5" table:number-rows-spanned="12">
            <text:p>- Schools: `6.000`</text:p>
            <text:p/>
            <text:p>- Groups: `155.000`</text:p>
            <text:p>  - Classes: `100.000` (27 per student)</text:p>
            <text:p>  - Working groups: `55.000` (10 per school)</text:p>
            <text:p/>
            <text:p>- Users: `8.250.000`</text:p>
            <text:p>  - students: `3.000.000`</text:p>
            <text:p>  - legal guardians: `5.000.000` (1.7 × students)</text:p>
            <text:p>  - teachers: `200.000` (1 per 14 students)</text:p>
            <text:p>  - admins: `20.000` (3 per school)</text:p>
            <text:p>  - staff: `30.000` (5 per school)</text:p>
          </table:table-cell>
          <table:covered-table-cell table:number-columns-repeated="2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pectation [hrs]</text:p>
          </table:table-cell>
          <table:table-cell office:value-type="string" calcext:value-type="string">
            <text:p>Items</text:p>
          </table:table-cell>
          <table:table-cell table:style-name="Default" office:value-type="string" calcext:value-type="string">
            <text:p>Items/min</text:p>
          </table:table-cell>
          <table:table-cell office:value-type="string" calcext:value-type="string">
            <text:p>Min/10 k items</text:p>
          </table:table-cell>
          <table:table-cell office:value-type="string" calcext:value-type="string">
            <text:p>s/10k items</text:p>
          </table:table-cell>
        </table:table-row>
        <table:table-row table:style-name="ro1">
          <table:table-cell office:value-type="string" calcext:value-type="string">
            <text:p>Resync Catchup</text:p>
          </table:table-cell>
          <table:table-cell/>
          <table:table-cell table:formula="of:=4*24" office:value-type="float" office:value="96" calcext:value-type="float">
            <text:p>96</text:p>
          </table:table-cell>
          <table:table-cell table:style-name="ce12" table:formula="of:=[.E14]+[.E13]+[.E3]+[.E4]+[.E5]" office:value-type="float" office:value="8566000" calcext:value-type="float">
            <text:p>8.566.000</text:p>
          </table:table-cell>
          <table:table-cell table:style-name="ce14" table:formula="of:=[.D34]/([.C34]*60)" office:value-type="float" office:value="1487.15277777778" calcext:value-type="float">
            <text:p>1.487,15</text:p>
          </table:table-cell>
          <table:table-cell table:style-name="ce9" table:formula="of:=1/[.E34]*10000" office:value-type="float" office:value="6.72425869717488" calcext:value-type="float">
            <text:p>6,72</text:p>
          </table:table-cell>
          <table:table-cell table:formula="of:=[.F34]*60" office:value-type="float" office:value="403.455521830493" calcext:value-type="float">
            <text:p>403,455521830493</text:p>
          </table:table-cell>
        </table:table-row>
      </table:table>
      <table:table table:name="SMALL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ce12"/>
        <table:table-column table:style-name="co8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Scaling unit</text:p>
          </table:table-cell>
          <table:table-cell/>
          <table:table-cell table:style-name="Default" office:value-type="string" calcext:value-type="string">
            <text:p>Rounded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Schools</text:p>
          </table:table-cell>
          <table:table-cell/>
          <table:table-cell office:value-type="string" calcext:value-type="string">
            <text:p>INPUT</text:p>
          </table:table-cell>
          <table:table-cell table:style-name="ce13" office:value-type="float" office:value="550" calcext:value-type="float">
            <text:p>550</text:p>
          </table:table-cell>
          <table:table-cell table:formula="of:=CEILING([.D3];[.F3])"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orking Group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 school</text:p>
          </table:table-cell>
          <table:table-cell table:style-name="ce12" table:formula="of:=[.D3]*[.B4]" office:value-type="float" office:value="5500" calcext:value-type="float">
            <text:p>5.500</text:p>
          </table:table-cell>
          <table:table-cell table:formula="of:=CEILING([.D4];[.F4])" office:value-type="float" office:value="5500" calcext:value-type="float">
            <text:p>5.500</text:p>
          </table:table-cell>
          <table:table-cell table:style-name="ce1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lass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er student</text:p>
          </table:table-cell>
          <table:table-cell table:style-name="ce12" table:formula="of:=[.D7]/[.B5]" office:value-type="float" office:value="11111.1111111111" calcext:value-type="float">
            <text:p>11.111</text:p>
          </table:table-cell>
          <table:table-cell table:formula="of:=CEILING([.D5];[.F5])" office:value-type="float" office:value="12000" calcext:value-type="float">
            <text:p>12.000</text:p>
          </table:table-cell>
          <table:table-cell table:style-name="ce12" office:value-type="float" office:value="1000" calcext:value-type="float">
            <text:p>1.000</text:p>
          </table:table-cell>
        </table:table-row>
        <table:table-row table:style-name="ro1">
          <table:table-cell table:number-columns-repeated="3"/>
          <table:table-cell table:style-name="ce12"/>
          <table:table-cell/>
          <table:table-cell table:style-name="ce12"/>
        </table:table-row>
        <table:table-row table:style-name="ro1">
          <table:table-cell office:value-type="string" calcext:value-type="string">
            <text:p>Students</text:p>
          </table:table-cell>
          <table:table-cell/>
          <table:table-cell office:value-type="string" calcext:value-type="string">
            <text:p>INPUT</text:p>
          </table:table-cell>
          <table:table-cell table:style-name="ce13" office:value-type="float" office:value="300000" calcext:value-type="float">
            <text:p>300.000</text:p>
          </table:table-cell>
          <table:table-cell table:formula="of:=CEILING([.D7];[.F7])" office:value-type="float" office:value="300000" calcext:value-type="float">
            <text:p>300.000</text:p>
          </table:table-cell>
          <table:table-cell table:style-name="ce12" office:value-type="float" office:value="100000" calcext:value-type="float">
            <text:p>100.000</text:p>
          </table:table-cell>
        </table:table-row>
        <table:table-row table:style-name="ro1">
          <table:table-cell office:value-type="string" calcext:value-type="string">
            <text:p>Legal guardians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per student</text:p>
          </table:table-cell>
          <table:table-cell table:style-name="ce12" table:formula="of:=[.D7]*[.B8]" office:value-type="float" office:value="510000" calcext:value-type="float">
            <text:p>510.000</text:p>
          </table:table-cell>
          <table:table-cell table:formula="of:=CEILING([.D8];[.F8])" office:value-type="float" office:value="510000" calcext:value-type="float">
            <text:p>510.000</text:p>
          </table:table-cell>
          <table:table-cell table:style-name="ce12" office:value-type="float" office:value="10000" calcext:value-type="float">
            <text:p>10.000</text:p>
          </table:table-cell>
        </table:table-row>
        <table:table-row table:style-name="ro1">
          <table:table-cell office:value-type="string" calcext:value-type="string">
            <text:p>teachers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string" calcext:value-type="string">
            <text:p>per student</text:p>
          </table:table-cell>
          <table:table-cell table:style-name="ce12" table:formula="of:=[.D7]*[.B9]" office:value-type="float" office:value="20000" calcext:value-type="float">
            <text:p>20.000</text:p>
          </table:table-cell>
          <table:table-cell table:formula="of:=CEILING([.D9];[.F9])" office:value-type="float" office:value="20000" calcext:value-type="float">
            <text:p>20.000</text:p>
          </table:table-cell>
          <table:table-cell table:style-name="ce12" office:value-type="float" office:value="10000" calcext:value-type="float">
            <text:p>10.000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 school</text:p>
          </table:table-cell>
          <table:table-cell table:style-name="ce12" table:formula="of:=[.D3]*[.B10]" office:value-type="float" office:value="1650" calcext:value-type="float">
            <text:p>1.650</text:p>
          </table:table-cell>
          <table:table-cell table:formula="of:=CEILING([.D10];[.F10])" office:value-type="float" office:value="1700" calcext:value-type="float">
            <text:p>1.700</text:p>
          </table:table-cell>
          <table:table-cell table:style-name="ce1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a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 school</text:p>
          </table:table-cell>
          <table:table-cell table:style-name="ce12" table:formula="of:=[.D3]*[.B11]" office:value-type="float" office:value="2750" calcext:value-type="float">
            <text:p>2.750</text:p>
          </table:table-cell>
          <table:table-cell table:formula="of:=CEILING([.D11];[.F11])" office:value-type="float" office:value="2800" calcext:value-type="float">
            <text:p>2.800</text:p>
          </table:table-cell>
          <table:table-cell table:style-name="ce12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2"/>
          <table:table-cell table:style-name="ce12" table:formula="of:=SUM([.D7:.D10])" office:value-type="float" office:value="831650" calcext:value-type="float">
            <text:p>831.650</text:p>
          </table:table-cell>
          <table:table-cell table:formula="of:=SUM([.E7:.E12])" office:value-type="float" office:value="834500" calcext:value-type="float">
            <text:p>834.500</text:p>
          </table:table-cell>
          <table:table-cell/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2"/>
          <table:table-cell table:style-name="ce12" table:formula="of:=SUM([.D4:.D5])" office:value-type="float" office:value="16611.1111111111" calcext:value-type="float">
            <text:p>16.611</text:p>
          </table:table-cell>
          <table:table-cell table:formula="of:=SUM([.E4:.E5])" office:value-type="float" office:value="17500" calcext:value-type="float">
            <text:p>17.500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Copyable Text</text:p>
          </table:table-cell>
          <table:table-cell table:formula="of:=&quot;- Schools: `&quot;&amp;TEXT([.E3];&quot;#,##0&quot;)&amp;&quot;`&quot;&amp;CHAR(10)&amp;CHAR(10)&amp;  &quot;- Groups: `&quot;&amp;TEXT([.E14];&quot;#,##0&quot;)&amp;&quot;`&quot;&amp;CHAR(10)&amp;  &quot;  - Classes: `&quot;&amp;TEXT([.E5];&quot;#,##0&quot;)&amp;&quot;` (&quot;&amp;TEXT([.B5];&quot;#,##0&quot;)&amp;&quot; per student)&quot;&amp;CHAR(10)&amp; &quot;  - Working groups: `&quot;&amp;TEXT([.E4];&quot;#,##0&quot;)&amp;&quot;` (&quot;&amp;TEXT([.B4];&quot;#,##0&quot;)&amp;&quot; per school)&quot;&amp;CHAR(10)&amp;CHAR(10)&amp; &quot;- Users: `&quot;&amp;TEXT([.E13];&quot;#,##0&quot;)&amp;&quot;`&quot;&amp;CHAR(10)&amp; &quot;  - students: `&quot;&amp;TEXT([.E7];&quot;#,##0&quot;)&amp;&quot;`&quot;&amp;CHAR(10)&amp; &quot;  - legal guardians: `&quot;&amp;TEXT([.E8];&quot;#,##0&quot;)&amp;&quot;` (1.7 × students)&quot;&amp;CHAR(10)&amp; &quot;  - teachers: `&quot;&amp;TEXT([.E9];&quot;#,##0&quot;)&amp;&quot;` (1 per 15 students)&quot;&amp;CHAR(10)&amp; &quot;  - admins: `&quot;&amp;TEXT([.E10];&quot;#,##0&quot;)&amp;&quot;` (&quot;&amp;TEXT([.B10];&quot;#,##0&quot;)&amp;&quot; per school)&quot;&amp;CHAR(10)&amp; &quot;  - staff: `&quot;&amp;TEXT([.E11];&quot;#,##0&quot;)&amp;&quot;` (&quot;&amp;TEXT([.B11];&quot;#,##0&quot;)&amp;&quot; per school)&quot;" office:value-type="string" office:string-value="- Schools: `550`&#10;&#10;- Groups: `17.500`&#10;  - Classes: `12.000` (27 per student)&#10;  - Working groups: `5.500` (10 per school)&#10;&#10;- Users: `834.500`&#10;  - students: `300.000`&#10;  - legal guardians: `510.000` (1.7 × students)&#10;  - teachers: `20.000` (1 per 15 students)&#10;  - admins: `1.700` (3 per school)&#10;  - staff: `2.800` (5 per school)" calcext:value-type="string" table:number-columns-spanned="5" table:number-rows-spanned="12">
            <text:p>- Schools: `550`</text:p>
            <text:p/>
            <text:p>- Groups: `17.500`</text:p>
            <text:p>  - Classes: `12.000` (27 per student)</text:p>
            <text:p>  - Working groups: `5.500` (10 per school)</text:p>
            <text:p/>
            <text:p>- Users: `834.500`</text:p>
            <text:p>  - students: `300.000`</text:p>
            <text:p>  - legal guardians: `510.000` (1.7 × students)</text:p>
            <text:p>  - teachers: `20.000` (1 per 15 students)</text:p>
            <text:p>  - admins: `1.700` (3 per school)</text:p>
            <text:p>  - staff: `2.800` (5 per school)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.00.0000</text:date>, <text:time style:data-style-name="N2" text:time-value="14:17:02.7680692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6T14:20:18.950811648</dc:date>
    <meta:editing-duration>PT1H25M39S</meta:editing-duration>
    <meta:editing-cycles>14</meta:editing-cycles>
    <meta:generator>LibreOffice/24.2.7.2$Linux_X86_64 LibreOffice_project/420$Build-2</meta:generator>
    <meta:document-statistic meta:table-count="4" meta:cell-count="311" meta:object-count="0"/>
  </office:meta>
</office:document-meta>
</file>